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DejaVu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font-weight="bold"/>
    </style:style>
    <style:style style:name="ta_extref" style:family="table">
      <style:table-properties table:display="false"/>
    </style:style>
  </office:automatic-styles>
  <office:body>
    <office:spreadsheet>
      <table:table table:name="Currenc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currency</text:p>
          </table:table-cell>
          <table:table-cell table:style-name="ce1" office:value-type="string">
            <text:p>iso_code</text:p>
          </table:table-cell>
          <table:table-cell table:style-name="ce4" office:value-type="string">
            <text:p>precision</text:p>
          </table:table-cell>
        </table:table-row>
        <table:table-row table:style-name="ro1">
          <table:table-cell office:value-type="string">
            <text:p>Afghani</text:p>
          </table:table-cell>
          <table:table-cell office:value-type="string">
            <text:p>AF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lgerian Dinar</text:p>
          </table:table-cell>
          <table:table-cell office:value-type="string">
            <text:p>DZ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rgentine Peso</text:p>
          </table:table-cell>
          <table:table-cell office:value-type="string">
            <text:p>ARS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riary</text:p>
          </table:table-cell>
          <table:table-cell office:value-type="string">
            <text:p>MGA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ruban Guilder</text:p>
          </table:table-cell>
          <table:table-cell office:value-type="string">
            <text:p>AWG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ustralian Dollar</text:p>
          </table:table-cell>
          <table:table-cell office:value-type="string">
            <text:p>AU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Azerbaijani Manat</text:p>
          </table:table-cell>
          <table:table-cell office:value-type="string">
            <text:p>AZ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ahamian Dollar</text:p>
          </table:table-cell>
          <table:table-cell office:value-type="string">
            <text:p>BS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ahraini Dinar</text:p>
          </table:table-cell>
          <table:table-cell office:value-type="string">
            <text:p>BH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aht</text:p>
          </table:table-cell>
          <table:table-cell office:value-type="string">
            <text:p>THB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alboa</text:p>
          </table:table-cell>
          <table:table-cell office:value-type="string">
            <text:p>PAB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arbados Dollar</text:p>
          </table:table-cell>
          <table:table-cell office:value-type="string">
            <text:p>BB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elarusian Rouble</text:p>
          </table:table-cell>
          <table:table-cell office:value-type="string">
            <text:p>BY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elize Dollar</text:p>
          </table:table-cell>
          <table:table-cell office:value-type="string">
            <text:p>BZ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ermuda Dollar</text:p>
          </table:table-cell>
          <table:table-cell office:value-type="string">
            <text:p>BM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olivar</text:p>
          </table:table-cell>
          <table:table-cell office:value-type="string">
            <text:p>VEB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oliviano</text:p>
          </table:table-cell>
          <table:table-cell office:value-type="string">
            <text:p>BOB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osnian Convertible Mark</text:p>
          </table:table-cell>
          <table:table-cell office:value-type="string">
            <text:p>BAM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razilian Real</text:p>
          </table:table-cell>
          <table:table-cell office:value-type="string">
            <text:p>BR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runei Dollar</text:p>
          </table:table-cell>
          <table:table-cell office:value-type="string">
            <text:p>BN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Burundi Franc</text:p>
          </table:table-cell>
          <table:table-cell office:value-type="string">
            <text:p>BI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anadian Dollar</text:p>
          </table:table-cell>
          <table:table-cell office:value-type="string">
            <text:p>CA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ape Verde Escudo</text:p>
          </table:table-cell>
          <table:table-cell office:value-type="string">
            <text:p>CVE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ayman Islands Dollar</text:p>
          </table:table-cell>
          <table:table-cell office:value-type="string">
            <text:p>KY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edi</text:p>
          </table:table-cell>
          <table:table-cell office:value-type="string">
            <text:p>GHC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fa Franc Bceao</text:p>
          </table:table-cell>
          <table:table-cell office:value-type="string">
            <text:p>XO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fa Franc Beac</text:p>
          </table:table-cell>
          <table:table-cell office:value-type="string">
            <text:p>XA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fp Franc</text:p>
          </table:table-cell>
          <table:table-cell office:value-type="string">
            <text:p>XP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hilean Peso</text:p>
          </table:table-cell>
          <table:table-cell office:value-type="string">
            <text:p>CL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olombian Peso</text:p>
          </table:table-cell>
          <table:table-cell office:value-type="string">
            <text:p>CO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omorian Franc</text:p>
          </table:table-cell>
          <table:table-cell office:value-type="string">
            <text:p>KM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ongolese Franc</text:p>
          </table:table-cell>
          <table:table-cell office:value-type="string">
            <text:p>CD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ordoba</text:p>
          </table:table-cell>
          <table:table-cell office:value-type="string">
            <text:p>NIO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osta Rican Colon</text:p>
          </table:table-cell>
          <table:table-cell office:value-type="string">
            <text:p>CRC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uban Peso</text:p>
          </table:table-cell>
          <table:table-cell office:value-type="string">
            <text:p>CU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yprus Pound</text:p>
          </table:table-cell>
          <table:table-cell office:value-type="string">
            <text:p>CY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Czech Koruna</text:p>
          </table:table-cell>
          <table:table-cell office:value-type="string">
            <text:p>CZ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Dalasi</text:p>
          </table:table-cell>
          <table:table-cell office:value-type="string">
            <text:p>GM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Danish Krone</text:p>
          </table:table-cell>
          <table:table-cell office:value-type="string">
            <text:p>DK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Denar</text:p>
          </table:table-cell>
          <table:table-cell office:value-type="string">
            <text:p>MK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Djibouti Franc</text:p>
          </table:table-cell>
          <table:table-cell office:value-type="string">
            <text:p>DJ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Dobra</text:p>
          </table:table-cell>
          <table:table-cell office:value-type="string">
            <text:p>ST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Dominican Peso</text:p>
          </table:table-cell>
          <table:table-cell office:value-type="string">
            <text:p>DO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Dong</text:p>
          </table:table-cell>
          <table:table-cell office:value-type="string">
            <text:p>VN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Dram</text:p>
          </table:table-cell>
          <table:table-cell office:value-type="string">
            <text:p>AM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astern Caribbean Dollar</text:p>
          </table:table-cell>
          <table:table-cell office:value-type="string">
            <text:p>XC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gyptian Pound</text:p>
          </table:table-cell>
          <table:table-cell office:value-type="string">
            <text:p>EG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thiopian Birr</text:p>
          </table:table-cell>
          <table:table-cell office:value-type="string">
            <text:p>ETB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uro</text:p>
          </table:table-cell>
          <table:table-cell office:value-type="string">
            <text:p>EUR 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Falkland Islands Pound</text:p>
          </table:table-cell>
          <table:table-cell office:value-type="string">
            <text:p>FK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Fiji Dollar</text:p>
          </table:table-cell>
          <table:table-cell office:value-type="string">
            <text:p>FJ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Forint</text:p>
          </table:table-cell>
          <table:table-cell office:value-type="string">
            <text:p>HU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Gibraltar Pound</text:p>
          </table:table-cell>
          <table:table-cell office:value-type="string">
            <text:p>GI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Gourde</text:p>
          </table:table-cell>
          <table:table-cell office:value-type="string">
            <text:p>HTG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Guarani</text:p>
          </table:table-cell>
          <table:table-cell office:value-type="string">
            <text:p>PYG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Guatemalan Quetzal</text:p>
          </table:table-cell>
          <table:table-cell office:value-type="string">
            <text:p>GTQ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Guinean Franc</text:p>
          </table:table-cell>
          <table:table-cell office:value-type="string">
            <text:p>GN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Guyanese Dollar</text:p>
          </table:table-cell>
          <table:table-cell office:value-type="string">
            <text:p>GY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Hong Kong Dollar</text:p>
          </table:table-cell>
          <table:table-cell office:value-type="string">
            <text:p>HK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Hryvnia</text:p>
          </table:table-cell>
          <table:table-cell office:value-type="string">
            <text:p>UAH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Indian Rupee</text:p>
          </table:table-cell>
          <table:table-cell office:value-type="string">
            <text:p>IN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Indonesian Rupiah</text:p>
          </table:table-cell>
          <table:table-cell office:value-type="string">
            <text:p>ID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Iranian Rial</text:p>
          </table:table-cell>
          <table:table-cell office:value-type="string">
            <text:p>IR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Iraqi Dinar</text:p>
          </table:table-cell>
          <table:table-cell office:value-type="string">
            <text:p>IQ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Jamaica Dollar</text:p>
          </table:table-cell>
          <table:table-cell office:value-type="string">
            <text:p>JM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Jordanian Dinar</text:p>
          </table:table-cell>
          <table:table-cell office:value-type="string">
            <text:p>JO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enyan Shilling</text:p>
          </table:table-cell>
          <table:table-cell office:value-type="string">
            <text:p>KES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ina</text:p>
          </table:table-cell>
          <table:table-cell office:value-type="string">
            <text:p>PG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ip</text:p>
          </table:table-cell>
          <table:table-cell office:value-type="string">
            <text:p>LA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rona</text:p>
          </table:table-cell>
          <table:table-cell office:value-type="string">
            <text:p>SE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Iceland Krona</text:p>
          </table:table-cell>
          <table:table-cell office:value-type="string">
            <text:p>IS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roon</text:p>
          </table:table-cell>
          <table:table-cell office:value-type="string">
            <text:p>EE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una</text:p>
          </table:table-cell>
          <table:table-cell office:value-type="string">
            <text:p>HR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uwaiti Dinar</text:p>
          </table:table-cell>
          <table:table-cell office:value-type="string">
            <text:p>KW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Kyat</text:p>
          </table:table-cell>
          <table:table-cell office:value-type="string">
            <text:p>MM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ari</text:p>
          </table:table-cell>
          <table:table-cell office:value-type="string">
            <text:p>GE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ats</text:p>
          </table:table-cell>
          <table:table-cell office:value-type="string">
            <text:p>LV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ebanese Pound</text:p>
          </table:table-cell>
          <table:table-cell office:value-type="string">
            <text:p>LB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ek</text:p>
          </table:table-cell>
          <table:table-cell office:value-type="string">
            <text:p>AL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empira</text:p>
          </table:table-cell>
          <table:table-cell office:value-type="string">
            <text:p>HN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eone</text:p>
          </table:table-cell>
          <table:table-cell office:value-type="string">
            <text:p>SL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ev</text:p>
          </table:table-cell>
          <table:table-cell office:value-type="string">
            <text:p>BG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iberian Dollar</text:p>
          </table:table-cell>
          <table:table-cell office:value-type="string">
            <text:p>LR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ibyan Dinar</text:p>
          </table:table-cell>
          <table:table-cell office:value-type="string">
            <text:p>LY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ilangeni</text:p>
          </table:table-cell>
          <table:table-cell office:value-type="string">
            <text:p>SZ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itas</text:p>
          </table:table-cell>
          <table:table-cell office:value-type="string">
            <text:p>LT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Loti</text:p>
          </table:table-cell>
          <table:table-cell office:value-type="string">
            <text:p>LS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Malawian Kwacha</text:p>
          </table:table-cell>
          <table:table-cell office:value-type="string">
            <text:p>MW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Malaysian Ringgit</text:p>
          </table:table-cell>
          <table:table-cell office:value-type="string">
            <text:p>MY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Maltese Lira</text:p>
          </table:table-cell>
          <table:table-cell office:value-type="string">
            <text:p>MT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Mauritanian Ouguiya</text:p>
          </table:table-cell>
          <table:table-cell office:value-type="string">
            <text:p>MRO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Mauritian Rupee</text:p>
          </table:table-cell>
          <table:table-cell office:value-type="string">
            <text:p>MU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Metical</text:p>
          </table:table-cell>
          <table:table-cell office:value-type="string">
            <text:p>MZ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Mexican Peso</text:p>
          </table:table-cell>
          <table:table-cell office:value-type="string">
            <text:p>MX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Moldovan Leu</text:p>
          </table:table-cell>
          <table:table-cell office:value-type="string">
            <text:p>MDL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Moroccan Dirham</text:p>
          </table:table-cell>
          <table:table-cell office:value-type="string">
            <text:p>MA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aira</text:p>
          </table:table-cell>
          <table:table-cell office:value-type="string">
            <text:p>NG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akfa</text:p>
          </table:table-cell>
          <table:table-cell office:value-type="string">
            <text:p>ER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amibian Dollar</text:p>
          </table:table-cell>
          <table:table-cell office:value-type="string">
            <text:p>NA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outh African Rand</text:p>
          </table:table-cell>
          <table:table-cell office:value-type="string">
            <text:p>ZA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epalese Rupee</text:p>
          </table:table-cell>
          <table:table-cell office:value-type="string">
            <text:p>NP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etherlands Antillean Guilder</text:p>
          </table:table-cell>
          <table:table-cell office:value-type="string">
            <text:p>ANG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ew Sol</text:p>
          </table:table-cell>
          <table:table-cell office:value-type="string">
            <text:p>PE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ew Taiwan Dollar</text:p>
          </table:table-cell>
          <table:table-cell office:value-type="string">
            <text:p>TW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ew Zealand Dollar</text:p>
          </table:table-cell>
          <table:table-cell office:value-type="string">
            <text:p>NZ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gultrum</text:p>
          </table:table-cell>
          <table:table-cell office:value-type="string">
            <text:p>BT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orth Korean Won</text:p>
          </table:table-cell>
          <table:table-cell office:value-type="string">
            <text:p>KPW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orwegian Krone</text:p>
          </table:table-cell>
          <table:table-cell office:value-type="string">
            <text:p>NO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Norwegian Krone</text:p>
          </table:table-cell>
          <table:table-cell office:value-type="string">
            <text:p>NO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Omani Rial</text:p>
          </table:table-cell>
          <table:table-cell office:value-type="string">
            <text:p>OM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Pa'Anga</text:p>
          </table:table-cell>
          <table:table-cell office:value-type="string">
            <text:p>TO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Pakistani Rupee</text:p>
          </table:table-cell>
          <table:table-cell office:value-type="string">
            <text:p>PK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Pataca</text:p>
          </table:table-cell>
          <table:table-cell office:value-type="string">
            <text:p>MO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Philippine Peso</text:p>
          </table:table-cell>
          <table:table-cell office:value-type="string">
            <text:p>PH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Pound Sterling</text:p>
          </table:table-cell>
          <table:table-cell office:value-type="string">
            <text:p>GB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Pula</text:p>
          </table:table-cell>
          <table:table-cell office:value-type="string">
            <text:p>BW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Qatari Riyal</text:p>
          </table:table-cell>
          <table:table-cell office:value-type="string">
            <text:p>QA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and</text:p>
          </table:table-cell>
          <table:table-cell office:value-type="string">
            <text:p>ZA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eadjusted Kwanza</text:p>
          </table:table-cell>
          <table:table-cell office:value-type="string">
            <text:p>AOA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enminbi-Yuan</text:p>
          </table:table-cell>
          <table:table-cell office:value-type="string">
            <text:p>CNY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iel</text:p>
          </table:table-cell>
          <table:table-cell office:value-type="string">
            <text:p>KH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omanian Leu</text:p>
          </table:table-cell>
          <table:table-cell office:value-type="string">
            <text:p>RON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ufiyaa</text:p>
          </table:table-cell>
          <table:table-cell office:value-type="string">
            <text:p>MV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ussian Rouble</text:p>
          </table:table-cell>
          <table:table-cell office:value-type="string">
            <text:p>RUB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Rwandese Franc</text:p>
          </table:table-cell>
          <table:table-cell office:value-type="string">
            <text:p>RW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aint Helena Pound</text:p>
          </table:table-cell>
          <table:table-cell office:value-type="string">
            <text:p>SH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alvadorian Colon</text:p>
          </table:table-cell>
          <table:table-cell office:value-type="string">
            <text:p>SVC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audi Riyal</text:p>
          </table:table-cell>
          <table:table-cell office:value-type="string">
            <text:p>SA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erbian Dinar</text:p>
          </table:table-cell>
          <table:table-cell office:value-type="string">
            <text:p>RS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eychelles Rupee</text:p>
          </table:table-cell>
          <table:table-cell office:value-type="string">
            <text:p>SC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hekel</text:p>
          </table:table-cell>
          <table:table-cell office:value-type="string">
            <text:p>ILS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ingapore Dollar</text:p>
          </table:table-cell>
          <table:table-cell office:value-type="string">
            <text:p>SG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lovak Koruna</text:p>
          </table:table-cell>
          <table:table-cell office:value-type="string">
            <text:p>SK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olomon Islands Dollar</text:p>
          </table:table-cell>
          <table:table-cell office:value-type="string">
            <text:p>SB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om</text:p>
          </table:table-cell>
          <table:table-cell office:value-type="string">
            <text:p>KGS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omali Shilling</text:p>
          </table:table-cell>
          <table:table-cell office:value-type="string">
            <text:p>SOS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omoni</text:p>
          </table:table-cell>
          <table:table-cell office:value-type="string">
            <text:p>TJS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outh Korean Won</text:p>
          </table:table-cell>
          <table:table-cell office:value-type="string">
            <text:p>KRW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ri Lankan Rupee</text:p>
          </table:table-cell>
          <table:table-cell office:value-type="string">
            <text:p>LK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udanese Pound</text:p>
          </table:table-cell>
          <table:table-cell office:value-type="string">
            <text:p>SDG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um</text:p>
          </table:table-cell>
          <table:table-cell office:value-type="string">
            <text:p>UZS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urinamese Dollar</text:p>
          </table:table-cell>
          <table:table-cell office:value-type="string">
            <text:p>SR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wiss Franc</text:p>
          </table:table-cell>
          <table:table-cell office:value-type="string">
            <text:p>CHF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yrian Pound</text:p>
          </table:table-cell>
          <table:table-cell office:value-type="string">
            <text:p>SYP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aka</text:p>
          </table:table-cell>
          <table:table-cell office:value-type="string">
            <text:p>BDT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ala</text:p>
          </table:table-cell>
          <table:table-cell office:value-type="string">
            <text:p>WST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anzanian Shilling</text:p>
          </table:table-cell>
          <table:table-cell office:value-type="string">
            <text:p>TZS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enge</text:p>
          </table:table-cell>
          <table:table-cell office:value-type="string">
            <text:p>KZT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rinidad And Tobago Dollar</text:p>
          </table:table-cell>
          <table:table-cell office:value-type="string">
            <text:p>TT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ugrik</text:p>
          </table:table-cell>
          <table:table-cell office:value-type="string">
            <text:p>MNT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unisian Dinar</text:p>
          </table:table-cell>
          <table:table-cell office:value-type="string">
            <text:p>TN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urkish Lira</text:p>
          </table:table-cell>
          <table:table-cell office:value-type="string">
            <text:p>TRY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Turkmen Manat</text:p>
          </table:table-cell>
          <table:table-cell office:value-type="string">
            <text:p>TMM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Uae Dirham</text:p>
          </table:table-cell>
          <table:table-cell office:value-type="string">
            <text:p>AE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Uganda Shilling</text:p>
          </table:table-cell>
          <table:table-cell office:value-type="string">
            <text:p>UGX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Unidad De Valor Real</text:p>
          </table:table-cell>
          <table:table-cell office:value-type="string">
            <text:p>COU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Uruguayan Peso</text:p>
          </table:table-cell>
          <table:table-cell office:value-type="string">
            <text:p>UYU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Us Dollar</text:p>
          </table:table-cell>
          <table:table-cell office:value-type="string">
            <text:p>USD 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Vatu</text:p>
          </table:table-cell>
          <table:table-cell office:value-type="string">
            <text:p>VUV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Yemeni Rial</text:p>
          </table:table-cell>
          <table:table-cell office:value-type="string">
            <text:p>YER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Yen</text:p>
          </table:table-cell>
          <table:table-cell office:value-type="string">
            <text:p>JPY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Zambian Kwacha</text:p>
          </table:table-cell>
          <table:table-cell office:value-type="string">
            <text:p>ZMK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Zimbabwe Dollar</text:p>
          </table:table-cell>
          <table:table-cell office:value-type="string">
            <text:p>ZWD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Zloty</text:p>
          </table:table-cell>
          <table:table-cell office:value-type="string">
            <text:p>PLN</text:p>
          </table:table-cell>
          <table:table-cell office:value-type="float" office:value="0.01">
            <text:p>0.01</text:p>
          </table:table-cell>
        </table:table-row>
        <table:table-row table:style-name="ro1" table:number-rows-repeated="3">
          <table:table-cell/>
          <table:table-cell table:style-name="ce3"/>
          <table:table-cell/>
        </table:table-row>
        <table:table-row table:style-name="ro1"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fr" fo:country="FR" style:font-name-asian="DejaVu Sans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22:5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7-09-13T18:14:00</meta:creation-date>
    <dc:creator>Yusei Tahara</dc:creator>
    <dc:date>2008-10-21T11:34:23</dc:date>
    <dc:language>fr-FR</dc:language>
    <meta:editing-cycles>3</meta:editing-cycles>
    <meta:editing-duration>PT8M16S</meta:editing-duration>
    <meta:document-statistic meta:table-count="1" meta:cell-count="495" meta:object-count="0"/>
    <meta:user-defined meta:name="Info 1"/>
    <meta:user-defined meta:name="Info 2"/>
    <meta:user-defined meta:name="Info 3"/>
    <meta:user-defined meta:name="Info 4"/>
  </office:meta>
</office:document-meta>
</file>